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b_product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it_id</text:p>
          </table:table-cell>
          <table:table-cell office:value-type="string">
            <text:p>it_name</text:p>
          </table:table-cell>
          <table:table-cell office:value-type="string">
            <text:p>it_hinmoku</text:p>
          </table:table-cell>
        </table:table-row>
        <table:table-row table:style-name="ro1">
          <table:table-cell office:value-type="string">
            <text:p>p1000</text:p>
          </table:table-cell>
          <table:table-cell office:value-type="string">
            <text:p>p1000name</text:p>
          </table:table-cell>
          <table:table-cell office:value-type="string">
            <text:p>h1000</text:p>
          </table:table-cell>
        </table:table-row>
        <table:table-row table:style-name="ro1">
          <table:table-cell office:value-type="string">
            <text:p>p2000</text:p>
          </table:table-cell>
          <table:table-cell office:value-type="string">
            <text:p>p2000name</text:p>
          </table:table-cell>
          <table:table-cell office:value-type="string">
            <text:p>h2000</text:p>
          </table:table-cell>
        </table:table-row>
        <table:table-row table:style-name="ro1">
          <table:table-cell office:value-type="string">
            <text:p>p3000</text:p>
          </table:table-cell>
          <table:table-cell office:value-type="string">
            <text:p>p3000name</text:p>
          </table:table-cell>
          <table:table-cell office:value-type="string">
            <text:p>h3000</text:p>
          </table:table-cell>
        </table:table-row>
      </table:table>
      <table:table table:name="tb_product_color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it_id</text:p>
          </table:table-cell>
          <table:table-cell office:value-type="string">
            <text:p>it_product</text:p>
          </table:table-cell>
          <table:table-cell office:value-type="string">
            <text:p>it_color</text:p>
          </table:table-cell>
          <table:table-cell office:value-type="string">
            <text:p>it_hinmoku_color</text:p>
          </table:table-cell>
        </table:table-row>
        <table:table-row table:style-name="ro1">
          <table:table-cell office:value-type="string">
            <text:p>pc1000</text:p>
          </table:table-cell>
          <table:table-cell office:value-type="string">
            <text:p>p1000</text:p>
          </table:table-cell>
          <table:table-cell office:value-type="string">
            <text:p>c1</text:p>
          </table:table-cell>
          <table:table-cell office:value-type="string">
            <text:p>hc1</text:p>
          </table:table-cell>
        </table:table-row>
        <table:table-row table:style-name="ro1">
          <table:table-cell office:value-type="string">
            <text:p>pc1001</text:p>
          </table:table-cell>
          <table:table-cell office:value-type="string">
            <text:p>p1000</text:p>
          </table:table-cell>
          <table:table-cell office:value-type="string">
            <text:p>c2</text:p>
          </table:table-cell>
          <table:table-cell office:value-type="string">
            <text:p>hc2</text:p>
          </table:table-cell>
        </table:table-row>
        <table:table-row table:style-name="ro1">
          <table:table-cell office:value-type="string">
            <text:p>pc1002</text:p>
          </table:table-cell>
          <table:table-cell office:value-type="string">
            <text:p>p1000</text:p>
          </table:table-cell>
          <table:table-cell office:value-type="string">
            <text:p>c3</text:p>
          </table:table-cell>
          <table:table-cell office:value-type="string">
            <text:p>hc3</text:p>
          </table:table-cell>
        </table:table-row>
        <table:table-row table:style-name="ro1">
          <table:table-cell office:value-type="string">
            <text:p>pc1003</text:p>
          </table:table-cell>
          <table:table-cell office:value-type="string">
            <text:p>p2000</text:p>
          </table:table-cell>
          <table:table-cell office:value-type="string">
            <text:p>c1</text:p>
          </table:table-cell>
          <table:table-cell office:value-type="string">
            <text:p>hc4</text:p>
          </table:table-cell>
        </table:table-row>
        <table:table-row table:style-name="ro1">
          <table:table-cell office:value-type="string">
            <text:p>pc1004</text:p>
          </table:table-cell>
          <table:table-cell office:value-type="string">
            <text:p>p2000</text:p>
          </table:table-cell>
          <table:table-cell office:value-type="string">
            <text:p>c2</text:p>
          </table:table-cell>
          <table:table-cell office:value-type="string">
            <text:p>hc5</text:p>
          </table:table-cell>
        </table:table-row>
        <table:table-row table:style-name="ro1">
          <table:table-cell office:value-type="string">
            <text:p>pc1005</text:p>
          </table:table-cell>
          <table:table-cell office:value-type="string">
            <text:p>p3000</text:p>
          </table:table-cell>
          <table:table-cell office:value-type="string">
            <text:p>c1</text:p>
          </table:table-cell>
          <table:table-cell office:value-type="string">
            <text:p>hc6</text:p>
          </table:table-cell>
        </table:table-row>
      </table:table>
      <table:table table:name="tb_product_sizelot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it_id</text:p>
          </table:table-cell>
          <table:table-cell office:value-type="string">
            <text:p>it_product</text:p>
          </table:table-cell>
          <table:table-cell office:value-type="string">
            <text:p>it_sizelot</text:p>
          </table:table-cell>
          <table:table-cell office:value-type="string">
            <text:p>it_hinmoku_sizelot</text:p>
          </table:table-cell>
        </table:table-row>
        <table:table-row table:style-name="ro1">
          <table:table-cell office:value-type="string">
            <text:p>ps1000</text:p>
          </table:table-cell>
          <table:table-cell office:value-type="string">
            <text:p>p1000</text:p>
          </table:table-cell>
          <table:table-cell office:value-type="string">
            <text:p>s1</text:p>
          </table:table-cell>
          <table:table-cell office:value-type="string">
            <text:p>hs1</text:p>
          </table:table-cell>
        </table:table-row>
        <table:table-row table:style-name="ro1">
          <table:table-cell office:value-type="string">
            <text:p>ps1001</text:p>
          </table:table-cell>
          <table:table-cell office:value-type="string">
            <text:p>p1000</text:p>
          </table:table-cell>
          <table:table-cell office:value-type="string">
            <text:p>s2</text:p>
          </table:table-cell>
          <table:table-cell office:value-type="string">
            <text:p>hs2</text:p>
          </table:table-cell>
        </table:table-row>
        <table:table-row table:style-name="ro1">
          <table:table-cell office:value-type="string">
            <text:p>ps1002</text:p>
          </table:table-cell>
          <table:table-cell office:value-type="string">
            <text:p>p1000</text:p>
          </table:table-cell>
          <table:table-cell office:value-type="string">
            <text:p>s3</text:p>
          </table:table-cell>
          <table:table-cell office:value-type="string">
            <text:p>hs3</text:p>
          </table:table-cell>
        </table:table-row>
        <table:table-row table:style-name="ro1">
          <table:table-cell office:value-type="string">
            <text:p>ps1003</text:p>
          </table:table-cell>
          <table:table-cell office:value-type="string">
            <text:p>p2000</text:p>
          </table:table-cell>
          <table:table-cell office:value-type="string">
            <text:p>s1</text:p>
          </table:table-cell>
          <table:table-cell office:value-type="string">
            <text:p>hs4</text:p>
          </table:table-cell>
        </table:table-row>
        <table:table-row table:style-name="ro1">
          <table:table-cell office:value-type="string">
            <text:p>ps1004</text:p>
          </table:table-cell>
          <table:table-cell office:value-type="string">
            <text:p>p2000</text:p>
          </table:table-cell>
          <table:table-cell office:value-type="string">
            <text:p>s2</text:p>
          </table:table-cell>
          <table:table-cell office:value-type="string">
            <text:p>hs5</text:p>
          </table:table-cell>
        </table:table-row>
        <table:table-row table:style-name="ro1">
          <table:table-cell office:value-type="string">
            <text:p>ps1005</text:p>
          </table:table-cell>
          <table:table-cell office:value-type="string">
            <text:p>p3000</text:p>
          </table:table-cell>
          <table:table-cell office:value-type="string">
            <text:p>s1</text:p>
          </table:table-cell>
          <table:table-cell office:value-type="string">
            <text:p>hs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S PGothic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2020/04/11</text:date>, <text:time>23:14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DA Yutaka</meta:initial-creator>
    <meta:creation-date>2020-04-11T21:25:49.12</meta:creation-date>
    <dc:date>2020-04-11T23:14:05.03</dc:date>
    <dc:creator>UDA Yutaka</dc:creator>
    <meta:editing-duration>PT1H43M14S</meta:editing-duration>
    <meta:editing-cycles>3</meta:editing-cycles>
    <meta:generator>OpenOffice.org/3.3$Win32 OpenOffice.org_project/330m20$Build-9567</meta:generator>
    <meta:document-statistic meta:table-count="3" meta:cell-count="68" meta:object-count="0"/>
  </office:meta>
</office:document-meta>
</file>